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PerIpMap.removeConnectionPerIP( String 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PerIpMap.clearConnectionPer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erIpMap.addConnectionPerIP( String 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erIpMap.getConnectionPerIP( String 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